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</office:automatic-styles>
  <office:body>
    <office:text>
      <text:h text:style-name="Heading_20_2" text:outline-level="2">Maquetació</text:h>
      <text:h text:style-name="Heading_20_3" text:outline-level="3">Floats</text:h>
      <text:h text:style-name="Heading_20_3" text:outline-level="3">Flexbox</text:h>
      <text:p text:style-name="P1">https://css-tricks.com/snippets/css/a-guide-to-flexbox/</text:p>
      <text:h text:style-name="Heading_20_3" text:outline-level="3">Grid Layout</text:h>
      <text:h text:style-name="Heading_20_3" text:outline-level="3">Posicionament i Stacking contexts</text:h>
      <text:h text:style-name="Heading_20_3" text:outline-level="3">Disseny Responsiu</text:h>
      <text:h text:style-name="Heading_20_4" text:outline-level="4">Disseny Adaptatiu (Elasticitat)</text:h>
      <text:h text:style-name="Heading_20_4" text:outline-level="4">Media Queries</text:h>
      <text:h text:style-name="Heading_20_4" text:outline-level="4">Mobile-First Approac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